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text-underline-style="none" fo:font-weight="normal" style:font-size-asian="10.5pt" style:font-weight-asian="normal" style:font-size-complex="12pt" style:font-weight-complex="normal"/>
    </style:style>
    <style:style style:name="P2"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4pt" style:text-underline-style="none" fo:font-weight="bold" style:font-size-asian="10.5pt" style:font-weight-asian="bold" style:font-size-complex="12pt" style:font-weight-complex="bold"/>
    </style:style>
    <style:style style:name="P5" style:family="paragraph" style:parent-style-name="Standard">
      <style:text-properties fo:font-size="15pt" style:text-underline-style="none" fo:font-weight="bold" style:font-size-asian="10.5pt" style:font-weight-asian="bold" style:font-size-complex="12pt" style:font-weight-complex="bold"/>
    </style:style>
    <style:style style:name="P6" style:family="paragraph" style:parent-style-name="Standard">
      <style:paragraph-properties fo:margin-left="1.7cm" fo:margin-right="0cm" fo:text-indent="0cm" style:auto-text-indent="false"/>
      <style:text-properties fo:font-size="12pt" style:text-underline-style="none" fo:font-weight="normal" style:font-size-asian="10.5pt" style:font-weight-asian="normal" style:font-size-complex="12pt" style:font-weight-complex="normal"/>
    </style:style>
    <style:style style:name="P7" style:family="paragraph" style:parent-style-name="Standard">
      <style:paragraph-properties fo:margin-left="0cm" fo:margin-right="0cm" fo:text-indent="0cm" style:auto-text-indent="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paragraph-properties fo:margin-left="0cm" fo:margin-right="0cm" fo:text-indent="1.348cm" style:auto-text-indent="false"/>
      <style:text-properties fo:font-size="12pt" style:text-underline-style="none"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16th May'13</text:p>
      <text:p text:style-name="P3"/>
      <text:p text:style-name="P4">Progress</text:p>
      <text:p text:style-name="P4"/>
      <text:list xml:id="list1864403729" text:style-name="L1">
        <text:list-item>
          <text:p text:style-name="P2">Annotation of the triplets</text:p>
          <text:p text:style-name="P2">Each of the three <text:span text:style-name="T2">phrases</text:span> of the triplet were annotated with an alignment scale of 1 to 3, which basically checked the identifiability of that phrase in the description. Tags:</text:p>
          <text:list>
            <text:list-item>
              <text:p text:style-name="P2"><text:span text:style-name="T1">1</text:span> denotes that the <text:span text:style-name="T2">phrase</text:span> was exactly identified as it is in the sentence of the description where the corresponding triplet was found.</text:p>
            </text:list-item>
            <text:list-item>
              <text:p text:style-name="P2"><text:s/><text:span text:style-name="T1">2 </text:span>denotes that the different words of the <text:span text:style-name="T2">phrase</text:span> could be identified in the sentence of the triplet but not the complete phrase as it is.</text:p>
            </text:list-item>
            <text:list-item>
              <text:p text:style-name="P2"><text:span text:style-name="T1">3</text:span> denotes that one or more of the words of the <text:s/><text:span text:style-name="T2">phrase </text:span><text:span text:style-name="T3">were not identified in the sentence of the triplet.</text:span></text:p>
            </text:list-item>
          </text:list>
        </text:list-item>
      </text:list>
      <text:p text:style-name="P6"><text:span text:style-name="T3"/></text:p>
      <text:p text:style-name="P7"><text:span text:style-name="T3"><text:tab/>This helped getting familiar with the complexity of the interpretability of the triplets in a <text:tab/>description. The more </text:span><text:span text:style-name="T4">3</text:span><text:span text:style-name="T3">s you have, the more difficult would it be to interpret a triplet out of <text:tab/>the description.</text:span></text:p>
      <text:list xml:id="list958863301" text:continue-numbering="true" text:style-name="L1">
        <text:list-item>
          <text:list>
            <text:list-header>
              <text:p text:style-name="P2"><text:span text:style-name="T3"/></text:p>
            </text:list-header>
          </text:list>
        </text:list-item>
        <text:list-item>
          <text:p text:style-name="P2"><text:span text:style-name="T3">Sentence labels</text:span></text:p>
          <text:p text:style-name="P2"><text:span text:style-name="T3">An extra field was added in the triplets data containing the </text:span><text:span text:style-name="T2">sentence_id </text:span><text:span text:style-name="T3">which was the counter index of the sentence in which the triplet was found.</text:span></text:p>
          <text:p text:style-name="P2"><text:span text:style-name="T3">This helped in understanding the depth of the connections between the sentences. If a phrase of the triplet occurs as </text:span><text:span text:style-name="T4">RO </text:span><text:span text:style-name="T3">in a number of sentences, then we know how far the context gets carried.</text:span></text:p>
        </text:list-item>
      </text:list>
      <text:p text:style-name="P1"><text:span text:style-name="T3"/></text:p>
      <text:p text:style-name="P5"><text:span text:style-name="T3"/></text:p>
      <text:p text:style-name="P5"><text:span text:style-name="T3">Future Work</text:span></text:p>
      <text:p text:style-name="P5"><text:span text:style-name="T3"/></text:p>
      <text:p text:style-name="P8"><text:span text:style-name="T3">The difficulty in identifiability is expected to be taken care of by the parser. So, we would like to go through the sample outputs of the parser provided by Felix and check the extent upto which it takes care of the identifiability, esp. of the prepositions (in). </text:span></text:p>
      <text:p text:style-name="P8"><text:span text:style-name="T3">Als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az Khan</meta:initial-creator>
    <meta:creation-date>2013-05-16T10:59:36</meta:creation-date>
    <dc:date>2013-05-16T11:34:57</dc:date>
    <dc:creator>Arbaz Khan</dc:creator>
    <meta:editing-duration>PT27S</meta:editing-duration>
    <meta:editing-cycles>1</meta:editing-cycles>
    <meta:document-statistic meta:table-count="0" meta:image-count="0" meta:object-count="0" meta:page-count="1" meta:paragraph-count="14" meta:word-count="260" meta:character-count="1040" meta:non-whitespace-character-count="1208"/>
    <meta:generator>LibreOffice/3.5$Linux_x86 LibreOffice_project/350m1$Build-2</meta:generator>
  </office:meta>
</office:document-meta>
</file>